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Add Recurring Adjustment popup</text:p>
        </text:list-item>
      </text:list>
      <text:list text:style-name="L2">
        <text:list-item>
          <text:p text:style-name="P2">Add the "Add" buttons to the bottom of each of the tables along the right hand side of the page</text:p>
        </text:list-item>
        <text:list-item>
          <text:p text:style-name="P2">Add functionality to refresh the page, once a record has been successfully added (This will be done through Json commands sent via ajax and handled in ajax.js)</text:p>
        </text:list-item>
        <text:list-item>
          <text:p text:style-name="P2">Fix up the context menu. (Things can be seen through it, at the moment) I think this can be fixed by setting its z index to 1 (but then you would have to reset the popup div z indexes to 2 and 3</text:p>
        </text:list-item>
        <text:list-item>
          <text:p text:style-name="P2">Fix up the "View pdf" and "View invoice details" links on the invoice table so that they actually point to what they are supposed to</text:p>
        </text:list-item>
        <text:list-item>
          <text:p text:style-name="P2">add "delete" buttons for each row of each table (these will be displayed only if the user has delete priviledges) (steal the image from phpMyAdmin)</text:p>
        </text:list-item>
        <text:list-item>
          <text:p text:style-name="P2">Make sure the user authentication is working properly</text:p>
        </text:list-item>
        <text:list-item>
          <text:p text:style-name="P2">Remove bread crumb menu (i think)</text:p>
        </text:list-item>
        <text:list-item>
          <text:p text:style-name="P2">Fix up all the style sheets and formatting of the page and all the popups</text:p>
        </text:list-item>
        <text:list-item>
          <text:p text:style-name="P2">Submenus of the context menu should probably disappear as soon as a menu item is selected. <text:s/>They currently stay visible for a couple of seconds.</text:p>
        </text:list-item>
        <text:list-item>
          <text:p text:style-name="P2">View Notes popup requires a scrollbar down the left hand side.</text:p>
        </text:list-item>
        <text:list-item>
          <text:p text:style-name="P2">Fix up the debug button for the popups</text:p>
        </text:list-item>
        <text:list-item>
          <text:p text:style-name="P2">Should payments that are applied to a payment group, be shown in the Payments table on the InvoicesAndPayments page? <text:s/>They currently are not.</text:p>
        </text:list-item>
        <text:list-item>
          <text:p text:style-name="P2">How do we denote manditory fields in a form?</text:p>
        </text:list-item>
        <text:list-item>
          <text:p text:style-name="P2">Tabbing through fields on a popup will eventually start tabbing through fields on the parent page.</text:p>
        </text:list-item>
        <text:list-item>
          <text:p text:style-name="P2">If you scroll the Invoices And Payments page down and then open a popup, the div that is supposed to cover the whole screen and make it dark, does not cover the bottom bit.</text:p>
        </text:list-item>
        <text:list-item>
          <text:p text:style-name="P2">Currently we specify a container div in the render method of HtmlTemplates that are being included in popups (ie PopupLarge, PopupMedium). <text:s/>I think this should be moved to VixenPopupClass.Create javascript</text:p>
        </text:list-item>
        <text:list-item>
          <text:p text:style-name="P2">What kinds of Payments should be listed in the payments table? (ie payments with what status? should reveresed payments be displayed?)</text:p>
        </text:list-item>
        <text:list-item>
          <text:p text:style-name="P2">Stick in pagination of the tables (I could have these do HTML_MODE Ajax calls which will just update the div, so that the page doesn't have to reload. <text:s/>This would look awesome)</text:p>
        </text:list-item>
        <text:list-item>
          <text:p text:style-name="P2">Which popups should be modal and which ones shouldn't? currently they are all modal and I don't think we have accomodated for having multiple popups of the same type open. <text:s/>The id of each popup is currently hardcoded into the MenuItem.</text:p>
        </text:list-item>
        <text:list-item>
          <text:p text:style-name="P2">Pablo's helpful descriptions of the properties, is not implemented in the new framework</text:p>
        </text:list-item>
        <text:list-item>
          <text:p text:style-name="P2">GetAuthenticatedUserDBObject() only ever returns employee details relating to me (employee.id = 29)</text:p>
        </text:list-item>
        <text:list-item>
          <text:p text:style-name="P2">javascript autoloader is not always physically loading the javascript before it is used. <text:s/>See the AddAdjustment HtmlTemplate for an example of this.</text:p>
        </text:list-item>
        <text:list-item>
          <text:p text:style-name="P2">Change the View notes popup so you can choose to just view system notes, or view all notes that aren't system notes, etc (see todo below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AU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7-09T08:33:37</meta:creation-date>
    <dc:date>2007-07-09T08:48:01</dc:date>
    <meta:print-date>2007-07-09T08:43:48</meta:print-date>
    <dc:language>en-AU</dc:language>
    <meta:editing-cycles>2</meta:editing-cycles>
    <meta:editing-duration>PT14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496" meta:character-count="2836"/>
  </office:meta>
</office:document-meta>
</file>